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2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0.2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78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0.519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2.40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0pt" fo:font-weight="bold" style:font-size-asian="18pt" style:font-size-complex="18pt"/>
    </style:style>
    <style:style style:name="P4" style:family="paragraph">
      <style:text-properties fo:color="#ffffff" fo:font-size="10pt" fo:font-weight="bold" style:font-size-asian="18pt" style:font-size-complex="18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paragraph-properties fo:text-align="center"/>
      <style:text-properties fo:font-size="9pt" style:font-size-asian="18pt" style:font-size-complex="18pt"/>
    </style:style>
    <style:style style:name="P7" style:family="paragraph">
      <style:text-properties fo:font-size="9pt" style:font-size-asian="18pt" style:font-size-complex="18pt"/>
    </style:style>
    <style:style style:name="T1" style:family="text">
      <style:text-properties fo:color="#ffffff" fo:font-size="10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91cm" svg:height="2.297cm" svg:x="11.673cm" svg:y="1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04cm" svg:height="2.297cm" svg:x="11.672cm" svg:y="1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84cm" svg:height="6.13cm" svg:x="18.746cm" svg:y="1.7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3" draw:layer="layout" svg:width="5.654cm" svg:height="0.438cm" svg:x="12.556cm" svg:y="3.611cm">
          <text:p text:style-name="P2"><text:span text:style-name="T1">Thread 255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5.655cm" svg:height="0.437cm" svg:x="12.556cm" svg:y="2.09cm">
          <text:p text:style-name="P2"><text:span text:style-name="T1">Thread 0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5.655cm" svg:height="0.438cm" svg:x="12.556cm" svg:y="2.62cm">
          <text:p text:style-name="P2"><text:span text:style-name="T1">Thread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1.751cm" svg:height="0.645cm" draw:transform="rotate (1.58458442788565) translate (11.807cm 3.919cm)">
          <draw:text-box>
            <text:p><text:span text:style-name="T1">Block 0</text:span></text:p>
          </draw:text-box>
        </draw:frame>
        <draw:custom-shape draw:style-name="gr1" draw:text-style-name="P1" draw:layer="layout" svg:width="6.891cm" svg:height="2.297cm" svg:x="11.674cm" svg:y="5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04cm" svg:height="2.297cm" svg:x="11.673cm" svg:y="5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654cm" svg:height="0.437cm" svg:x="12.557cm" svg:y="6.889cm">
          <text:p text:style-name="P2"><text:span text:style-name="T1">Thread 255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5.654cm" svg:height="0.438cm" svg:x="12.557cm" svg:y="5.367cm">
          <text:p text:style-name="P2"><text:span text:style-name="T1">Thread 0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5.654cm" svg:height="0.437cm" svg:x="12.557cm" svg:y="5.898cm">
          <text:p text:style-name="P2"><text:span text:style-name="T1">Thread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0.794cm" svg:height="0.669cm" draw:transform="rotate (1.5707963267949) translate (14.88cm 6.986cm)">
          <draw:text-box>
            <text:p><text:span text:style-name="T2">...</text:span></text:p>
          </draw:text-box>
        </draw:frame>
        <draw:frame draw:style-name="gr7" draw:text-style-name="P4" draw:layer="layout" svg:width="2.178cm" svg:height="0.645cm" draw:transform="rotate (1.58510802666125) translate (11.808cm 7.475cm)">
          <draw:text-box>
            <text:p><text:span text:style-name="T1">Block 127</text:span></text:p>
          </draw:text-box>
        </draw:frame>
        <draw:custom-shape draw:style-name="gr8" draw:text-style-name="P6" draw:layer="layout" svg:width="2.297cm" svg:height="0.707cm" svg:x="19.801cm" svg:y="2.933cm">
          <text:p text:style-name="P6">Movement 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97cm" svg:height="0.707cm" svg:x="19.801cm" svg:y="3.64cm">
          <text:p text:style-name="P6">Movement 1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98cm" svg:height="0.707cm" svg:x="19.8cm" svg:y="6.539cm">
          <text:p text:style-name="P6">Movement 127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97cm" svg:height="0.707cm" svg:x="19.8cm" svg:y="5.843cm">
          <text:p text:style-name="P6">Movement 126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97cm" svg:height="0.707cm" svg:x="19.801cm" svg:y="4.347cm">
          <text:p text:style-name="P6">Movement 2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019cm" svg:height="0.669cm" draw:transform="rotate (-1.58807508638964) translate (21.336cm 5.066cm)">
          <draw:text-box>
            <text:p text:style-name="P7">…</text:p>
          </draw:text-box>
        </draw:frame>
        <draw:custom-shape draw:style-name="gr10" draw:text-style-name="P2" draw:layer="layout" svg:width="11.938cm" svg:height="7.146cm" svg:x="10.922cm" svg:y="1.23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draw:layer="layout" svg:width="4.318cm" svg:height="3.048cm" svg:x="14.478cm" svg:y="9.64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draw:layer="layout" svg:width="4.428cm" svg:height="3.008cm" svg:x="5.08cm" svg:y="3.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2" draw:text-style-name="P2" draw:layer="layout" svg:width="3.034cm" svg:height="1.673cm" svg:x="5.826cm" svg:y="3.883cm">
          <draw:text-box>
            <text:p text:style-name="P2">Initialize </text:p>
            <text:p text:style-name="P2">schedule</text:p>
          </draw:text-box>
        </draw:frame>
        <draw:frame draw:style-name="gr13" draw:text-style-name="P2" draw:layer="layout" svg:width="3.843cm" svg:height="1.911cm" svg:x="14.699cm" svg:y="10.273cm">
          <draw:text-box>
            <text:p text:style-name="P2">Apply</text:p>
            <text:p text:style-name="P2">movements</text:p>
          </draw:text-box>
        </draw:frame>
        <draw:frame draw:style-name="gr6" draw:text-style-name="P5" draw:layer="layout" svg:width="0.794cm" svg:height="0.669cm" draw:transform="rotate (1.5707963267949) translate (14.881cm 5.086cm)">
          <draw:text-box>
            <text:p><text:span text:style-name="T2">...</text:span></text:p>
          </draw:text-box>
        </draw:frame>
        <draw:frame draw:style-name="gr6" draw:text-style-name="P5" draw:layer="layout" svg:width="0.794cm" svg:height="0.669cm" draw:transform="rotate (1.5707963267949) translate (14.881cm 3.786cm)">
          <draw:text-box>
            <text:p><text:span text:style-name="T2">...</text:span></text:p>
          </draw:text-box>
        </draw:frame>
        <draw:line draw:style-name="gr14" draw:text-style-name="P2" draw:layer="layout" svg:x1="9.508cm" svg:y1="4.826cm" svg:x2="10.922cm" svg:y2="4.826cm">
          <text:p/>
        </draw:line>
        <draw:line draw:style-name="gr14" draw:text-style-name="P2" draw:layer="layout" svg:x1="18.034cm" svg:y1="8.382cm" svg:x2="18.034cm" svg:y2="9.644cm">
          <text:p/>
        </draw:line>
        <draw:line draw:style-name="gr14" draw:text-style-name="P2" draw:layer="layout" svg:x1="15.494cm" svg:y1="9.644cm" svg:x2="15.494cm" svg:y2="8.382cm">
          <text:p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tiago Iturriaga</meta:initial-creator>
    <meta:creation-date>2012-05-15T01:21:50</meta:creation-date>
    <dc:date>2012-05-19T00:16:32</dc:date>
    <dc:creator>Santiago Iturriaga</dc:creator>
    <meta:editing-duration>PT19M53S</meta:editing-duration>
    <meta:editing-cycles>5</meta:editing-cycles>
    <meta:generator>LibreOffice/3.5$Linux_X86_64 LibreOffice_project/350m1$Build-2</meta:generator>
    <meta:document-statistic meta:object-count="53"/>
  </office:meta>
</office:document-meta>
</file>